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2.661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429in" fo:break-before="auto" style:use-optimal-row-height="true"/>
    </style:style>
    <style:style style:name="ro3" style:family="table-row">
      <style:table-row-properties style:row-height="1.1484in" fo:break-before="auto" style:use-optimal-row-height="true"/>
    </style:style>
    <style:style style:name="ro4" style:family="table-row">
      <style:table-row-properties style:row-height="1.3098in" fo:break-before="auto" style:use-optimal-row-height="true"/>
    </style:style>
    <style:style style:name="ro5" style:family="table-row">
      <style:table-row-properties style:row-height="1.9543in" fo:break-before="auto" style:use-optimal-row-height="true"/>
    </style:style>
    <style:style style:name="ro6" style:family="table-row">
      <style:table-row-properties style:row-height="1.4709in" fo:break-before="auto" style:use-optimal-row-height="true"/>
    </style:style>
    <style:style style:name="ro7" style:family="table-row">
      <style:table-row-properties style:row-height="0.8264in" fo:break-before="auto" style:use-optimal-row-height="true"/>
    </style:style>
    <style:style style:name="ro8" style:family="table-row">
      <style:table-row-properties style:row-height="0.5043in" fo:break-before="auto" style:use-optimal-row-height="true"/>
    </style:style>
    <style:style style:name="ro9" style:family="table-row">
      <style:table-row-properties style:row-height="0.9874in" fo:break-before="auto" style:use-optimal-row-height="true"/>
    </style:style>
    <style:style style:name="ro10" style:family="table-row">
      <style:table-row-properties style:row-height="0.6654in" fo:break-before="auto" style:use-optimal-row-height="true"/>
    </style:style>
    <style:style style:name="ro11" style:family="table-row">
      <style:table-row-properties style:row-height="1.6319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shrink-to-fit="false" style:vertical-align="to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datasets_download_usage_0079643-210914110416597" table:style-name="ta1"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3" table:number-columns-repeated="2" table:default-cell-style-name="ce2"/>
        <table:table-column table:style-name="co4" table:default-cell-style-name="ce1"/>
        <table:table-row table:style-name="ro1">
          <table:table-cell office:value-type="string" calcext:value-type="string">
            <text:p>dataset_doi</text:p>
          </table:table-cell>
          <table:table-cell office:value-type="string" calcext:value-type="string">
            <text:p>dataset_key</text:p>
          </table:table-cell>
          <table:table-cell office:value-type="string" calcext:value-type="string">
            <text:p>dataset_title</text:p>
          </table:table-cell>
          <table:table-cell office:value-type="string" calcext:value-type="string">
            <text:p>dataset_citation</text:p>
          </table:table-cell>
          <table:table-cell office:value-type="string" calcext:value-type="string">
            <text:p>number_records</text:p>
          </table:table-cell>
        </table:table-row>
        <table:table-row table:style-name="ro2" table:visibility="filter">
          <table:table-cell office:value-type="string" calcext:value-type="string">
            <text:p>10.15468/ab3s5x</text:p>
          </table:table-cell>
          <table:table-cell office:value-type="string" calcext:value-type="string">
            <text:p>50c9509d-22c7-4a22-a47d-8c48425ef4a7</text:p>
          </table:table-cell>
          <table:table-cell office:value-type="string" calcext:value-type="string">
            <text:p>iNaturalist Research-grade Observations</text:p>
          </table:table-cell>
          <table:table-cell/>
          <table:table-cell office:value-type="float" office:value="776" calcext:value-type="float">
            <text:p>776</text:p>
          </table:table-cell>
        </table:table-row>
        <table:table-row table:style-name="ro3" table:visibility="filter">
          <table:table-cell office:value-type="string" calcext:value-type="string">
            <text:p>10.1590/s0073-47212003000400008</text:p>
          </table:table-cell>
          <table:table-cell office:value-type="string" calcext:value-type="string">
            <text:p>32bd22ce-7d3f-4eac-8203-e9f61a19c7f0</text:p>
          </table:table-cell>
          <table:table-cell office:value-type="string" calcext:value-type="string">
            <text:p>Revision Of Brachystethus (Heteroptera, Pentatomidae, Edessinae)</text:p>
          </table:table-cell>
          <table:table-cell office:value-type="string" calcext:value-type="string">
            <text:p>Barcellos, Aline, Grazia, JocÃ©lia (2003): Revision Of Brachystethus (Heteroptera, Pentatomidae, Edessinae). Iheringia, SÃ©r. Zool. 93 (4): 413-446, DOI: 10.1590/S0073-47212003000400008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10.5281/zenodo.5163626</text:p>
          </table:table-cell>
          <table:table-cell office:value-type="string" calcext:value-type="string">
            <text:p>607dcc60-66ea-494e-b613-ee258734404c</text:p>
          </table:table-cell>
          <table:table-cell office:value-type="string" calcext:value-type="string">
            <text:p>Trypetidae, Otitidae, Helomyzidae, And Clusiidae of Guam (Diptera)</text:p>
          </table:table-cell>
          <table:table-cell office:value-type="string" calcext:value-type="string">
            <text:p>Mailoch, J. R. (1942): Trypetidae, Otitidae, Helomyzidae, And Clusiidae of Guam (Diptera). In: Insects of Guam I. Honolulu, Hawaii: Bernice P. Bishop Museum: 201-210, DOI: http://doi.org/10.5281/zenodo.5163626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10.15468/m0hef7</text:p>
          </table:table-cell>
          <table:table-cell office:value-type="string" calcext:value-type="string">
            <text:p>95f74c02-f762-11e1-a439-00145eb45e9a</text:p>
          </table:table-cell>
          <table:table-cell office:value-type="string" calcext:value-type="string">
            <text:p>Gunma Museum of Natural History, Insect Specimen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10.5281/zenodo.5173934</text:p>
          </table:table-cell>
          <table:table-cell office:value-type="string" calcext:value-type="string">
            <text:p>e7ce9dca-1d2b-4aad-8471-7ea2c177da53</text:p>
          </table:table-cell>
          <table:table-cell office:value-type="string" calcext:value-type="string">
            <text:p>Hemiptera Heteroptera of Guam</text:p>
          </table:table-cell>
          <table:table-cell office:value-type="string" calcext:value-type="string">
            <text:p>Usinger, Robert L. (1946): Hemiptera Heteroptera of Guam. In: Insects of Guam II. Honolulu, Hawaii: Bernice P. Bishop Museum, Bulletin 189: 11-103, DOI: http://doi.org/10.5281/zenodo.5173934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10.5281/zenodo.5159434</text:p>
          </table:table-cell>
          <table:table-cell office:value-type="string" calcext:value-type="string">
            <text:p>25a9c8d4-a695-4a1a-88b1-080201b8e616</text:p>
          </table:table-cell>
          <table:table-cell office:value-type="string" calcext:value-type="string">
            <text:p>Rhipiceridae Of Guam</text:p>
          </table:table-cell>
          <table:table-cell office:value-type="string" calcext:value-type="string">
            <text:p>Zimmerman, Elwood C. (1942): Rhipiceridae Of Guam. In: Insects of Guam I. Honolulu, Hawaii: Bernice P. Bishop Museum: 45-46, DOI: http://doi.org/10.5281/zenodo.5159434</text:p>
          </table:table-cell>
          <table:table-cell office:value-type="float" office:value="9" calcext:value-type="float">
            <text:p>9</text:p>
          </table:table-cell>
        </table:table-row>
        <table:table-row table:style-name="ro5" table:visibility="filter">
          <table:table-cell office:value-type="string" calcext:value-type="string">
            <text:p>10.11646/zootaxa.4671.2.9</text:p>
          </table:table-cell>
          <table:table-cell office:value-type="string" calcext:value-type="string">
            <text:p>ac9a4b1b-b3d2-4bb0-9ed3-0232012e96c2</text:p>
          </table:table-cell>
          <table:table-cell office:value-type="string" calcext:value-type="string">
            <text:p>On the origin of Anagyrus callidus (Hymenoptera: Encyrtidae), a parasitoid of pink hibiscus mealybug Maconellicoccus hirsutus (Hemiptera: Pseudococcidae)</text:p>
          </table:table-cell>
          <table:table-cell office:value-type="string" calcext:value-type="string">
            <text:p>Triapitsyn, Serguei V., Andreason, Sharon A., Dominguez, Chrysalyn, Perring, Thomas M. (2019): On the origin of Anagyrus callidus (Hymenoptera: Encyrtidae), a parasitoid of pink hibiscus mealybug Maconellicoccus hirsutus (Hemiptera: Pseudococcidae). Zootaxa 4671 (2): 283-289, DOI: https://doi.org/10.11646/zootaxa.4671.2.9</text:p>
          </table:table-cell>
          <table:table-cell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10.15468/s1hm8r</text:p>
          </table:table-cell>
          <table:table-cell office:value-type="string" calcext:value-type="string">
            <text:p>beed1b50-8c73-11dc-aaed-b8a03c50a862</text:p>
          </table:table-cell>
          <table:table-cell office:value-type="string" calcext:value-type="string">
            <text:p>Australian National Insect Collection</text:p>
          </table:table-cell>
          <table:table-cell office:value-type="string" calcext:value-type="string">
            <text:p>Commonwealth Scientific and Industrial Research Organisation (2021). Australian National Insect Collection. Occurrence dataset https://doi.org/10.15468/s1hm8r accessed via GBIF.org on 2021-11-08.</text:p>
          </table:table-cell>
          <table:table-cell office:value-type="float" office:value="102" calcext:value-type="float">
            <text:p>102</text:p>
          </table:table-cell>
        </table:table-row>
        <table:table-row table:style-name="ro6" table:visibility="filter">
          <table:table-cell office:value-type="string" calcext:value-type="string">
            <text:p>10.15468/jb9tdf</text:p>
          </table:table-cell>
          <table:table-cell office:value-type="string" calcext:value-type="string">
            <text:p>26098c25-8f7f-4c71-97ac-1d3db181c65e</text:p>
          </table:table-cell>
          <table:table-cell office:value-type="string" calcext:value-type="string">
            <text:p>NMNH_material_samples</text:p>
          </table:table-cell>
          <table:table-cell office:value-type="string" calcext:value-type="string">
            <text:p>Orrell T, <text:s/>(2021): NMNH_material_samples. v1.33. National Museum of Natural History, Smithsonian Institution. Dataset/Occurrence. https://collections.nmnh.si.edu/ipt/resource?r=nmnh_material_sample&amp;v=1.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10.15468/sbmztx</text:p>
          </table:table-cell>
          <table:table-cell office:value-type="string" calcext:value-type="string">
            <text:p>d8cd16ba-bb74-4420-821e-083f2bac17c2</text:p>
          </table:table-cell>
          <table:table-cell office:value-type="string" calcext:value-type="string">
            <text:p>INSDC Sequences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7">
          <table:table-cell office:value-type="string" calcext:value-type="string">
            <text:p>10.5281/zenodo.273767</text:p>
          </table:table-cell>
          <table:table-cell office:value-type="string" calcext:value-type="string">
            <text:p>daea9e8b-0c17-46ba-8d74-9990b408f14a</text:p>
          </table:table-cell>
          <table:table-cell office:value-type="string" calcext:value-type="string">
            <text:p>New ants (Hymenoptera: Formicidae) from Micronesia</text:p>
          </table:table-cell>
          <table:table-cell office:value-type="string" calcext:value-type="string">
            <text:p>Clouse, Ronald M. (2007): New ants (Hymenoptera: Formicidae) from Micronesia. Zootaxa 1475: 1-19, DOI: 10.5281/zenodo.27376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10.5281/zenodo.5159455</text:p>
          </table:table-cell>
          <table:table-cell office:value-type="string" calcext:value-type="string">
            <text:p>cadac5b6-f94f-4a2c-bf21-9e41c1f153fc</text:p>
          </table:table-cell>
          <table:table-cell office:value-type="string" calcext:value-type="string">
            <text:p>Ciidae of Guam</text:p>
          </table:table-cell>
          <table:table-cell office:value-type="string" calcext:value-type="string">
            <text:p>Zimmerman, Elwood C. (1942): Ciidae of Guam. In: Insects of Guam-I. Honolulu, Hawaii: Bernice P. Bishop Museum: 47-52, DOI: http://doi.org/10.5281/zenodo.5159455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visibility="filter">
          <table:table-cell office:value-type="string" calcext:value-type="string">
            <text:p>10.15468/cade8j</text:p>
          </table:table-cell>
          <table:table-cell office:value-type="string" calcext:value-type="string">
            <text:p>1671ddfb-1f8a-4d24-ab4d-50adb89af001</text:p>
          </table:table-cell>
          <table:table-cell office:value-type="string" calcext:value-type="string">
            <text:p>Auckland Museum Entomology Collection</text:p>
          </table:table-cell>
          <table:table-cell office:value-type="string" calcext:value-type="string">
            <text:p>Hinton P, Ranatunga D (2021). Auckland Museum Entomology Collection. Version 1.2. Auckland War Memorial Museum. Occurrence dataset https://doi.org/10.15468/cade8j accessed via GBIF.org on 2021-08-11.</text:p>
          </table:table-cell>
          <table:table-cell office:value-type="float" office:value="1" calcext:value-type="float">
            <text:p>1</text:p>
          </table:table-cell>
        </table:table-row>
        <table:table-row table:style-name="ro8" table:visibility="filter">
          <table:table-cell office:value-type="string" calcext:value-type="string">
            <text:p>10.15468/efb17f</text:p>
          </table:table-cell>
          <table:table-cell office:value-type="string" calcext:value-type="string">
            <text:p>84ab7b76-f762-11e1-a439-00145eb45e9a</text:p>
          </table:table-cell>
          <table:table-cell office:value-type="string" calcext:value-type="string">
            <text:p>C.A. Triplehorn Insect Collection (OSUC), Ohio State University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4" table:visibility="filter">
          <table:table-cell office:value-type="string" calcext:value-type="string">
            <text:p>10.15468/bmfgag</text:p>
          </table:table-cell>
          <table:table-cell office:value-type="string" calcext:value-type="string">
            <text:p>6c032b27-e4fe-4bc9-8f11-6b5f864910ce</text:p>
          </table:table-cell>
          <table:table-cell office:value-type="string" calcext:value-type="string">
            <text:p>Cleveland Museum of Natural History</text:p>
          </table:table-cell>
          <table:table-cell office:value-type="string" calcext:value-type="string">
            <text:p>Johnson N (2019): Cleveland Museum of Natural History. v1.0. Museum of Biological Diversity, The Ohio State University. Dataset/Occurrence. https://hymfiles.asc.ohio-state.edu/ipt/resource?r=cmnh&amp;v=1.0</text:p>
          </table:table-cell>
          <table:table-cell office:value-type="float" office:value="1" calcext:value-type="float">
            <text:p>1</text:p>
          </table:table-cell>
        </table:table-row>
        <table:table-row table:style-name="ro8" table:visibility="filter">
          <table:table-cell office:value-type="string" calcext:value-type="string">
            <text:p>10.15468/0ywfpc</text:p>
          </table:table-cell>
          <table:table-cell office:value-type="string" calcext:value-type="string">
            <text:p>7931dcab-94f1-46ce-8092-56e4335423de</text:p>
          </table:table-cell>
          <table:table-cell office:value-type="string" calcext:value-type="string">
            <text:p>Field Museum of Natural History (Zoology) Insect, Arachnid and Myriapod Collection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10.5281/zenodo.5159964</text:p>
          </table:table-cell>
          <table:table-cell office:value-type="string" calcext:value-type="string">
            <text:p>d0309e8b-3179-4162-946c-08cef1c82013</text:p>
          </table:table-cell>
          <table:table-cell office:value-type="string" calcext:value-type="string">
            <text:p>Curculionidae of Guam</text:p>
          </table:table-cell>
          <table:table-cell office:value-type="string" calcext:value-type="string">
            <text:p>Zimmerman, Elwood C. (1942): Curculionidae of Guam. In: Insects of Guam I. Honolulu, Hawaii: Bernice P. Bishop Museum: 73-146, DOI: http://doi.org/10.5281/zenodo.5159964</text:p>
          </table:table-cell>
          <table:table-cell office:value-type="float" office:value="10" calcext:value-type="float">
            <text:p>10</text:p>
          </table:table-cell>
        </table:table-row>
        <table:table-row table:style-name="ro4" table:visibility="filter">
          <table:table-cell office:value-type="string" calcext:value-type="string">
            <text:p>10.15468/hnhrg3</text:p>
          </table:table-cell>
          <table:table-cell office:value-type="string" calcext:value-type="string">
            <text:p>821cc27a-e3bb-4bc5-ac34-89ada245069d</text:p>
          </table:table-cell>
          <table:table-cell office:value-type="string" calcext:value-type="string">
            <text:p>NMNH Extant Specimen Records (USNM, US)</text:p>
          </table:table-cell>
          <table:table-cell office:value-type="string" calcext:value-type="string">
            <text:p>Orrell T, <text:s/>(2021): NMNH Extant Specimen Records (USNM, US). v1.49. National Museum of Natural History, Smithsonian Institution. Dataset/Occurrence. https://collections.nmnh.si.edu/ipt/resource?r=nmnh_extant_dwc-a&amp;v=1.49</text:p>
          </table:table-cell>
          <table:table-cell office:value-type="float" office:value="700" calcext:value-type="float">
            <text:p>700</text:p>
          </table:table-cell>
        </table:table-row>
        <table:table-row table:style-name="ro9">
          <table:table-cell office:value-type="string" calcext:value-type="string">
            <text:p>10.5281/zenodo.5159420</text:p>
          </table:table-cell>
          <table:table-cell office:value-type="string" calcext:value-type="string">
            <text:p>797184fa-5b39-4a0e-8810-fb8e630838fd</text:p>
          </table:table-cell>
          <table:table-cell office:value-type="string" calcext:value-type="string">
            <text:p>Coleoptera, Staphylinidae Of Guam</text:p>
          </table:table-cell>
          <table:table-cell office:value-type="string" calcext:value-type="string">
            <text:p>Bernhauer, Max (1942): Coleoptera, Staphylinidae Of Guam. In: Insects of Guam I. Bernice P. Bishop Museum: 41-44, DOI: http://doi.org/10.5281/zenodo.5159420</text:p>
          </table:table-cell>
          <table:table-cell office:value-type="float" office:value="14" calcext:value-type="float">
            <text:p>14</text:p>
          </table:table-cell>
        </table:table-row>
        <table:table-row table:style-name="ro10" table:visibility="filter">
          <table:table-cell office:value-type="string" calcext:value-type="string">
            <text:p>10.15468/lrgzz9</text:p>
          </table:table-cell>
          <table:table-cell office:value-type="string" calcext:value-type="string">
            <text:p>6e4b215e-9019-4934-8433-65d80a35c230</text:p>
          </table:table-cell>
          <table:table-cell office:value-type="string" calcext:value-type="string">
            <text:p>New Zealand Arthropod Collection (NZAC)</text:p>
          </table:table-cell>
          <table:table-cell office:value-type="string" calcext:value-type="string">
            <text:p>Manaaki Whenua - Landcare Research (2016-) <text:s/>New Zealand Arthropod Collection (NZAC) specimen data.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string" calcext:value-type="string">
            <text:p>10.15468/iv0fi1</text:p>
          </table:table-cell>
          <table:table-cell office:value-type="string" calcext:value-type="string">
            <text:p>a5262686-e9bc-45b4-8b4f-ec2d2321bb3b</text:p>
          </table:table-cell>
          <table:table-cell office:value-type="string" calcext:value-type="string">
            <text:p>First record of Eggplant Mealybug, Coccidohystrix insolita (Hemiptera: Pseudococcidae), on Guam: Potentially a major pest</text:p>
          </table:table-cell>
          <table:table-cell office:value-type="string" calcext:value-type="string">
            <text:p>Moore A, Watson G, Bamba J (2014) First record of Eggplant Mealybug, Coccidohystrix insolita (Hemiptera: Pseudococcidae), on Guam: Potentially a major pest. Biodiversity Data Journal 2: e1042. doi: 10.3897/BDJ.2.e1042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10.15468/twdp03</text:p>
          </table:table-cell>
          <table:table-cell office:value-type="string" calcext:value-type="string">
            <text:p>47576eae-c976-4c45-adc2-35d895bb1cbb</text:p>
          </table:table-cell>
          <table:table-cell office:value-type="string" calcext:value-type="string">
            <text:p>University of Hawaii Insect Museu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10.15468/8z7axw</text:p>
          </table:table-cell>
          <table:table-cell office:value-type="string" calcext:value-type="string">
            <text:p>56e311e3-43c6-4b99-aa21-af396074d5e3</text:p>
          </table:table-cell>
          <table:table-cell office:value-type="string" calcext:value-type="string">
            <text:p>University of Guam Insect Collection</text:p>
          </table:table-cell>
          <table:table-cell/>
          <table:table-cell office:value-type="float" office:value="15147" calcext:value-type="float">
            <text:p>15147</text:p>
          </table:table-cell>
        </table:table-row>
        <table:table-row table:style-name="ro11">
          <table:table-cell office:value-type="string" calcext:value-type="string">
            <text:p>10.5281/zenodo.556479</text:p>
          </table:table-cell>
          <table:table-cell office:value-type="string" calcext:value-type="string">
            <text:p>4a65facc-ae9e-4379-a86f-0d8d34f58096</text:p>
          </table:table-cell>
          <table:table-cell office:value-type="string" calcext:value-type="string">
            <text:p>Synonymy of Reikosiella Yoshimoto under Merostenus Walker (Hymenoptera: Chalcidoidea: Eupelmidae), with a checklist of world species and a revision of those species with brachypterous females</text:p>
          </table:table-cell>
          <table:table-cell office:value-type="string" calcext:value-type="string">
            <text:p>Gibson, Gary A. P. (2017): Synonymy of Reikosiella Yoshimoto under Merostenus Walker (Hymenoptera: Chalcidoidea: Eupelmidae), with a checklist of world species and a revision of those species with brachypterous females. Zootaxa 4255 (1): 1-65, DOI: 10.5281/zenodo.5564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10.15468/wqmjjt</text:p>
          </table:table-cell>
          <table:table-cell office:value-type="string" calcext:value-type="string">
            <text:p>13b70480-bd69-11dd-b15f-b8a03c50a862</text:p>
          </table:table-cell>
          <table:table-cell office:value-type="string" calcext:value-type="string">
            <text:p>AntWeb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2" table:visibility="filter">
          <table:table-cell office:value-type="string" calcext:value-type="string">
            <text:p>10.15468/7apj8n</text:p>
          </table:table-cell>
          <table:table-cell office:value-type="string" calcext:value-type="string">
            <text:p>33614778-513a-4ec0-814d-125021cca5fe</text:p>
          </table:table-cell>
          <table:table-cell table:number-columns-repeated="2" office:value-type="string" calcext:value-type="string">
            <text:p>Global compendium of Aedes albopictus occurrence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10.5281/zenodo.5160090</text:p>
          </table:table-cell>
          <table:table-cell office:value-type="string" calcext:value-type="string">
            <text:p>5728a9af-6e4a-46e1-a28e-5e4aa1cb9a6f</text:p>
          </table:table-cell>
          <table:table-cell office:value-type="string" calcext:value-type="string">
            <text:p>Strepsiptera of Guam</text:p>
          </table:table-cell>
          <table:table-cell office:value-type="string" calcext:value-type="string">
            <text:p>Swezey, O. H. (1942): Strepsiptera of Guam. In: Insects of Guam I. Honolulu, Hawaii: Bernice P. Bishop Museum: 173, DOI: http://doi.org/10.5281/zenodo.5160090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string" calcext:value-type="string">
            <text:p>10.18165/9enbmt</text:p>
          </table:table-cell>
          <table:table-cell office:value-type="string" calcext:value-type="string">
            <text:p>8971dfba-f762-11e1-a439-00145eb45e9a</text:p>
          </table:table-cell>
          <table:table-cell office:value-type="string" calcext:value-type="string">
            <text:p>University of Alberta E. H. Strickland Entomological Museum (UASM)</text:p>
          </table:table-cell>
          <table:table-cell office:value-type="string" calcext:value-type="string">
            <text:p>(2021): University of Alberta E. H. Strickland Entomological Museum (UASM). v17.62. University of Alberta Museums. Dataset/Occurrence. https://doi.org/10.18165/9enbmt</text:p>
          </table:table-cell>
          <table:table-cell office:value-type="float" office:value="8" calcext:value-type="float">
            <text:p>8</text:p>
          </table:table-cell>
        </table:table-row>
        <table:table-row table:style-name="ro8" table:visibility="filter">
          <table:table-cell office:value-type="string" calcext:value-type="string">
            <text:p>10.5519/0002965</text:p>
          </table:table-cell>
          <table:table-cell office:value-type="string" calcext:value-type="string">
            <text:p>7e380070-f762-11e1-a439-00145eb45e9a</text:p>
          </table:table-cell>
          <table:table-cell office:value-type="string" calcext:value-type="string">
            <text:p>Natural History Museum (London) Collection Specimens</text:p>
          </table:table-cell>
          <table:table-cell office:value-type="string" calcext:value-type="string">
            <text:p>Natural History Museum (2015): Collection specimens https://data.nhm.ac.uk.</text:p>
          </table:table-cell>
          <table:table-cell office:value-type="float" office:value="266" calcext:value-type="float">
            <text:p>266</text:p>
          </table:table-cell>
        </table:table-row>
        <table:table-row table:style-name="ro3">
          <table:table-cell office:value-type="string" calcext:value-type="string">
            <text:p>10.5281/zenodo.5159835</text:p>
          </table:table-cell>
          <table:table-cell office:value-type="string" calcext:value-type="string">
            <text:p>0f4ee0b0-7d0e-443c-b4c9-0b40ecd08854</text:p>
          </table:table-cell>
          <table:table-cell office:value-type="string" calcext:value-type="string">
            <text:p>Anthribidae Of Guam</text:p>
          </table:table-cell>
          <table:table-cell office:value-type="string" calcext:value-type="string">
            <text:p>Zimmerman, Elwood C. (1942): Anthribidae Of Guam. In: Insects of Guam I. Honolulu, Hawaii: Bernice P. Bishop Museum: 65-72, DOI: http://doi.org/10.5281/zenodo.5159835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10.5281/zenodo.5127686</text:p>
          </table:table-cell>
          <table:table-cell office:value-type="string" calcext:value-type="string">
            <text:p>7b960500-f4a3-4b8f-8b56-440fdc9431c9</text:p>
          </table:table-cell>
          <table:table-cell office:value-type="string" calcext:value-type="string">
            <text:p>SOME MISCELLANEOUS DIPTERA OF GUAM</text:p>
          </table:table-cell>
          <table:table-cell office:value-type="string" calcext:value-type="string">
            <text:p>O. H. Swezey (1946): SOME MISCELLANEOUS DIPTERA OF GUAM. In: Insects of Guam-II. Hawaii, Honolulu: Bernice P. Bishop Museum: 195-200, DOI: http://doi.org/10.5281/zenodo.5127686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10.15468/caprqh</text:p>
          </table:table-cell>
          <table:table-cell office:value-type="string" calcext:value-type="string">
            <text:p>96193ea2-f762-11e1-a439-00145eb45e9a</text:p>
          </table:table-cell>
          <table:table-cell office:value-type="string" calcext:value-type="string">
            <text:p>Texas A&amp;M University Insect Collection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10.15468/iuhxpw</text:p>
          </table:table-cell>
          <table:table-cell office:value-type="string" calcext:value-type="string">
            <text:p>9b12d595-11ea-4128-88ea-ed378eb9ea9a</text:p>
          </table:table-cell>
          <table:table-cell office:value-type="string" calcext:value-type="string">
            <text:p>Mississippi Entomological Museum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6" table:visibility="filter">
          <table:table-cell office:value-type="string" calcext:value-type="string">
            <text:p>10.15468/dmhj4a</text:p>
          </table:table-cell>
          <table:table-cell office:value-type="string" calcext:value-type="string">
            <text:p>01fdde0a-a371-45b6-a6a2-5656d57e3280</text:p>
          </table:table-cell>
          <table:table-cell office:value-type="string" calcext:value-type="string">
            <text:p>ZFMK Phthiraptera collection</text:p>
          </table:table-cell>
          <table:table-cell office:value-type="string" calcext:value-type="string">
            <text:p>ZFMK Hymenoptera Working Group (2018). The Phthiraptera collection at the Zoological Research Museum Alexander Koenig. [Dataset]. Version: 20170629. Data Publisher: Zoological Research Museum Koenig - Leibniz Institute for Animal Biodiversity.</text:p>
          </table:table-cell>
          <table:table-cell office:value-type="float" office:value="1" calcext:value-type="float">
            <text:p>1</text:p>
          </table:table-cell>
        </table:table-row>
        <table:table-row table:style-name="ro10" table:visibility="filter">
          <table:table-cell office:value-type="string" calcext:value-type="string">
            <text:p>10.5886/q79vhp1e</text:p>
          </table:table-cell>
          <table:table-cell office:value-type="string" calcext:value-type="string">
            <text:p>275319e1-f91c-406f-b239-62cb9d4185cb</text:p>
          </table:table-cell>
          <table:table-cell office:value-type="string" calcext:value-type="string">
            <text:p>Lyman Entomological Museum (LEMQ)</text:p>
          </table:table-cell>
          <table:table-cell office:value-type="string" calcext:value-type="string">
            <text:p>Lyman Entomological Museum (LEMQ) from McGill University. http://dx.doi.org/10.5886/q79vhp1e (accessed on [date])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string" calcext:value-type="string">
            <text:p>10.15468/dahk2a</text:p>
          </table:table-cell>
          <table:table-cell office:value-type="string" calcext:value-type="string">
            <text:p>2356f899-6244-4bbb-aa33-50e29132e86a</text:p>
          </table:table-cell>
          <table:table-cell office:value-type="string" calcext:value-type="string">
            <text:p>Lund Museum of Zoology - Insect collections (MZLU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9" table:visibility="filter">
          <table:table-cell office:value-type="string" calcext:value-type="string">
            <text:p>10.15468/e7susi</text:p>
          </table:table-cell>
          <table:table-cell office:value-type="string" calcext:value-type="string">
            <text:p>dce8feb0-6c89-11de-8225-b8a03c50a862</text:p>
          </table:table-cell>
          <table:table-cell office:value-type="string" calcext:value-type="string">
            <text:p>Australian Museum provider for OZCAM</text:p>
          </table:table-cell>
          <table:table-cell office:value-type="string" calcext:value-type="string">
            <text:p>Australian Museum (2021). Australian Museum provider for OZCAM. Occurrence dataset https://doi.org/10.15468/e7susi accessed via GBIF.org on 2021-11-08.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10.15468/mvtuf5</text:p>
          </table:table-cell>
          <table:table-cell office:value-type="string" calcext:value-type="string">
            <text:p>e4d3fc77-1d94-495b-96ff-3fe8b8f7a3bd</text:p>
          </table:table-cell>
          <table:table-cell office:value-type="string" calcext:value-type="string">
            <text:p>hymenopter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8" table:visibility="filter">
          <table:table-cell office:value-type="string" calcext:value-type="string">
            <text:p>10.15468/fpzyjx</text:p>
          </table:table-cell>
          <table:table-cell office:value-type="string" calcext:value-type="string">
            <text:p>9940af5a-3271-4e6a-ad71-ced986b9a9a5</text:p>
          </table:table-cell>
          <table:table-cell office:value-type="string" calcext:value-type="string">
            <text:p>Entomological Collections (NHRS), Swedish Museum of Natural History (NRM)</text:p>
          </table:table-cell>
          <table:table-cell office:value-type="string" calcext:value-type="string">
            <text:p>Swedish Museum of Natural History, Entomological Collections</text:p>
          </table:table-cell>
          <table:table-cell office:value-type="float" office:value="8" calcext:value-type="float">
            <text:p>8</text:p>
          </table:table-cell>
        </table:table-row>
        <table:table-row table:style-name="ro9" table:visibility="filter">
          <table:table-cell office:value-type="string" calcext:value-type="string">
            <text:p>10.15468/3ibpmo</text:p>
          </table:table-cell>
          <table:table-cell office:value-type="string" calcext:value-type="string">
            <text:p>14f3151a-e95d-493c-a40d-d9938ef62954</text:p>
          </table:table-cell>
          <table:table-cell office:value-type="string" calcext:value-type="string">
            <text:p>CAS Entomology (ENT)</text:p>
          </table:table-cell>
          <table:table-cell office:value-type="string" calcext:value-type="string">
            <text:p>Grinter C (2021): CAS Entomology (ENT). v6.160. California Academy of Sciences. Dataset/Occurrence. http://ipt.calacademy.org:8080/resource?r=ent&amp;v=6.160</text:p>
          </table:table-cell>
          <table:table-cell office:value-type="float" office:value="59" calcext:value-type="float">
            <text:p>59</text:p>
          </table:table-cell>
        </table:table-row>
        <table:table-row table:style-name="ro9" table:visibility="filter">
          <table:table-cell office:value-type="string" calcext:value-type="string">
            <text:p>10.15468/lotsye</text:p>
          </table:table-cell>
          <table:table-cell office:value-type="string" calcext:value-type="string">
            <text:p>a79c2b50-6c8a-11de-8226-b8a03c50a862</text:p>
          </table:table-cell>
          <table:table-cell office:value-type="string" calcext:value-type="string">
            <text:p>Queensland Museum provider for OZCAM</text:p>
          </table:table-cell>
          <table:table-cell office:value-type="string" calcext:value-type="string">
            <text:p>Queensland Museum (2021). Queensland Museum provider for OZCAM. Occurrence dataset https://doi.org/10.15468/lotsye accessed via GBIF.org on 2021-11-08.</text:p>
          </table:table-cell>
          <table:table-cell office:value-type="float" office:value="4" calcext:value-type="float">
            <text:p>4</text:p>
          </table:table-cell>
        </table:table-row>
        <table:table-row table:style-name="ro8" table:visibility="filter">
          <table:table-cell office:value-type="string" calcext:value-type="string">
            <text:p>10.15468/bqkybh</text:p>
          </table:table-cell>
          <table:table-cell office:value-type="string" calcext:value-type="string">
            <text:p>68c30283-d2a7-4742-96cb-52e249598ff9</text:p>
          </table:table-cell>
          <table:table-cell office:value-type="string" calcext:value-type="string">
            <text:p>Entomological Specimens of Museum of Nature and Human Activities, Hyogo Pref., Jap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7" table:visibility="filter">
          <table:table-cell office:value-type="string" calcext:value-type="string">
            <text:p>10.15468/ugcnvs</text:p>
          </table:table-cell>
          <table:table-cell office:value-type="string" calcext:value-type="string">
            <text:p>82a7898c-f762-11e1-a439-00145eb45e9a</text:p>
          </table:table-cell>
          <table:table-cell office:value-type="string" calcext:value-type="string">
            <text:p>Swiss Psyllid (Hemiptera) Collections - Geneva</text:p>
          </table:table-cell>
          <table:table-cell office:value-type="string" calcext:value-type="string">
            <text:p>Burckhardt D. Swiss Psyllid (Hemiptera) Collections - Geneva. MusÃ©um d'histoire naturelle de la Ville de GenÃ¨ve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10.15468/dpyqml</text:p>
          </table:table-cell>
          <table:table-cell office:value-type="string" calcext:value-type="string">
            <text:p>0d8d90f4-973a-46a1-9ea1-55b0c7b222ea</text:p>
          </table:table-cell>
          <table:table-cell office:value-type="string" calcext:value-type="string">
            <text:p>San Diego Natural History Museum Entomology Department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4" table:visibility="filter">
          <table:table-cell office:value-type="string" calcext:value-type="string">
            <text:p>10.15468/p5rupv</text:p>
          </table:table-cell>
          <table:table-cell office:value-type="string" calcext:value-type="string">
            <text:p>4bfac3ea-8763-4f4b-a71a-76a6f5f243d3</text:p>
          </table:table-cell>
          <table:table-cell office:value-type="string" calcext:value-type="string">
            <text:p>Museum of Comparative Zoology, Harvard University</text:p>
          </table:table-cell>
          <table:table-cell office:value-type="string" calcext:value-type="string">
            <text:p>Museum of Comparative Zoology, Harvard University (2016): Museum of Comparative Zoology, Harvard University. <text:s/>Dataset/Occurrence. http://digir.mcz.harvard.edu/ipt/resource?r=mczbase doi:10.15468/p5rupv</text:p>
          </table:table-cell>
          <table:table-cell office:value-type="float" office:value="25" calcext:value-type="float">
            <text:p>25</text:p>
          </table:table-cell>
        </table:table-row>
        <table:table-row table:style-name="ro8" table:visibility="filter">
          <table:table-cell office:value-type="string" calcext:value-type="string">
            <text:p>10.15468/0saucj</text:p>
          </table:table-cell>
          <table:table-cell office:value-type="string" calcext:value-type="string">
            <text:p>5d283bb6-64dd-4626-8b3b-a4e8db5415c3</text:p>
          </table:table-cell>
          <table:table-cell office:value-type="string" calcext:value-type="string">
            <text:p>Essig Museum of Entomology</text:p>
          </table:table-cell>
          <table:table-cell office:value-type="string" calcext:value-type="string">
            <text:p>Essig Museum Online Database. University of California, Berkeley.</text:p>
          </table:table-cell>
          <table:table-cell office:value-type="float" office:value="42" calcext:value-type="float">
            <text:p>42</text:p>
          </table:table-cell>
        </table:table-row>
        <table:table-row table:style-name="ro11" table:visibility="filter">
          <table:table-cell office:value-type="string" calcext:value-type="string">
            <text:p>10.15468/inygc6</text:p>
          </table:table-cell>
          <table:table-cell office:value-type="string" calcext:value-type="string">
            <text:p>040c5662-da76-4782-a48e-cdea1892d14c</text:p>
          </table:table-cell>
          <table:table-cell office:value-type="string" calcext:value-type="string">
            <text:p>International Barcode of Life project (iBOL)</text:p>
          </table:table-cell>
          <table:table-cell office:value-type="string" calcext:value-type="string">
            <text:p>Institute of Biodiversity, Animal Health and Comparative Medicine, College of Medical, Veterinary and Life Sciences, University of Glasgow (2016). International Barcode of Life project (iBOL). Occurrence dataset https://doi.org/10.15468/inygc6 accessed via GBIF.org on 2019-06-13.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string" calcext:value-type="string">
            <text:p>10.15468/cfddho</text:p>
          </table:table-cell>
          <table:table-cell office:value-type="string" calcext:value-type="string">
            <text:p>297ecc07-da20-4ebf-9f41-4f80330b4b33</text:p>
          </table:table-cell>
          <table:table-cell office:value-type="string" calcext:value-type="string">
            <text:p>UTEP Insects (Arctos)</text:p>
          </table:table-cell>
          <table:table-cell office:value-type="string" calcext:value-type="string">
            <text:p>Zhuang V (2021): UTEP Insects (Arctos). v1.50. University of Texas at El Paso Biodiversity Collections. Dataset/Occurrence. http://ipt.vertnet.org:8080/ipt/resource?r=utep_ento&amp;v=1.50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10.15468/da5ayi</text:p>
          </table:table-cell>
          <table:table-cell office:value-type="string" calcext:value-type="string">
            <text:p>06448b27-4c5c-4296-8ece-a87e124c4f4e</text:p>
          </table:table-cell>
          <table:table-cell office:value-type="string" calcext:value-type="string">
            <text:p>Wichita State University Collection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2" table:visibility="filter">
          <table:table-cell office:value-type="string" calcext:value-type="string">
            <text:p>10.15468/k0aett</text:p>
          </table:table-cell>
          <table:table-cell office:value-type="string" calcext:value-type="string">
            <text:p>323b0e80-5e4b-4cc4-936a-d93fc8cae9bc</text:p>
          </table:table-cell>
          <table:table-cell office:value-type="string" calcext:value-type="string">
            <text:p>C.P. Gillette Museum of Arthropod Diversity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6" table:visibility="filter">
          <table:table-cell office:value-type="string" calcext:value-type="string">
            <text:p>10.11646/zootaxa.4683.2.3</text:p>
          </table:table-cell>
          <table:table-cell office:value-type="string" calcext:value-type="string">
            <text:p>60161840-b9ca-420f-9ef4-c0918e409da6</text:p>
          </table:table-cell>
          <table:table-cell office:value-type="string" calcext:value-type="string">
            <text:p>Revision of the black fungus gnat species (Diptera: Sciaridae) described by W. A. Steffan from Micronesia</text:p>
          </table:table-cell>
          <table:table-cell office:value-type="string" calcext:value-type="string">
            <text:p>Broadley, Adam, Kauschke, Ellen, Mohrig, Werner (2019): Revision of the black fungus gnat species (Diptera: Sciaridae) described by W. A. Steffan from Micronesia. Zootaxa 4683 (2): 215-241, DOI: https://doi.org/10.11646/zootaxa.4683.2.3</text:p>
          </table:table-cell>
          <table:table-cell office:value-type="float" office:value="4" calcext:value-type="float">
            <text:p>4</text:p>
          </table:table-cell>
        </table:table-row>
        <table:table-row table:style-name="ro11" table:visibility="filter">
          <table:table-cell office:value-type="string" calcext:value-type="string">
            <text:p>10.15468/kyulwg</text:p>
          </table:table-cell>
          <table:table-cell office:value-type="string" calcext:value-type="string">
            <text:p>262f8270-f9c2-4bc6-a562-8ed71c0790e6</text:p>
          </table:table-cell>
          <table:table-cell office:value-type="string" calcext:value-type="string">
            <text:p>Stuart M. Fullerton Collection of Arthropods (UCFC), University of Central Florida</text:p>
          </table:table-cell>
          <table:table-cell office:value-type="string" calcext:value-type="string">
            <text:p>Song H, Johnson N (2018). Stuart M. Fullerton Collection of Arthropods (UCFC), University of Central Florida. Version 85.36. Museum of Biological Diversity, The Ohio State University. Occurrence dataset https://doi.org/10.15468/kyulwg accessed via GBIF.org on 2018-10-25.</text:p>
          </table:table-cell>
          <table:table-cell office:value-type="float" office:value="1466" calcext:value-type="float">
            <text:p>1466</text:p>
          </table:table-cell>
        </table:table-row>
        <table:table-row table:style-name="ro3" table:visibility="filter">
          <table:table-cell office:value-type="string" calcext:value-type="string">
            <text:p>10.15468/wtdize</text:p>
          </table:table-cell>
          <table:table-cell office:value-type="string" calcext:value-type="string">
            <text:p>e4526ee9-1592-4764-8af1-c89621255f82</text:p>
          </table:table-cell>
          <table:table-cell office:value-type="string" calcext:value-type="string">
            <text:p>Guadeloupe_Insectes</text:p>
          </table:table-cell>
          <table:table-cell office:value-type="string" calcext:value-type="string">
            <text:p>PAVIS C, NUISSIER F (2021). Guadeloupe_Insectes. Version 10.1. INRA Antilles-Guyane. Occurrence dataset https://doi.org/10.15468/wtdize accessed via GBIF.org on 2021-08-12.</text:p>
          </table:table-cell>
          <table:table-cell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10.15468/kc9hyp</text:p>
          </table:table-cell>
          <table:table-cell office:value-type="string" calcext:value-type="string">
            <text:p>0ec927cf-325a-4d63-9499-d721c734463a</text:p>
          </table:table-cell>
          <table:table-cell office:value-type="string" calcext:value-type="string">
            <text:p>LACM Entomology Collection</text:p>
          </table:table-cell>
          <table:table-cell office:value-type="string" calcext:value-type="string">
            <text:p>Mertz W (2021): LACM Entomology Collection. v5.3. Natural History Museum of Los Angeles County. Dataset/Occurrence. http://ipt.vertnet.org:8080/ipt/resource?r=lacm_ento&amp;v=5.3</text:p>
          </table:table-cell>
          <table:table-cell office:value-type="float" office:value="4" calcext:value-type="float">
            <text:p>4</text:p>
          </table:table-cell>
        </table:table-row>
        <table:table-row table:style-name="ro4" table:visibility="filter">
          <table:table-cell office:value-type="string" calcext:value-type="string">
            <text:p>10.15468/anyror</text:p>
          </table:table-cell>
          <table:table-cell office:value-type="string" calcext:value-type="string">
            <text:p>10e44c48-0839-4a20-86d5-f0e23ae2e366</text:p>
          </table:table-cell>
          <table:table-cell office:value-type="string" calcext:value-type="string">
            <text:p>Bee Biology and Systematics Laboratory</text:p>
          </table:table-cell>
          <table:table-cell office:value-type="string" calcext:value-type="string">
            <text:p>Ikerd H (2019). Bee Biology and Systematics Laboratory. USDA-ARS Pollinating Insect-Biology, Management, Systematics Research. Occurrence dataset https://doi.org/10.15468/anyror accessed via GBIF.org on 2021-03-16.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10.5281/zenodo.5173998</text:p>
          </table:table-cell>
          <table:table-cell office:value-type="string" calcext:value-type="string">
            <text:p>88488cba-2f64-4fbe-a0fa-ca99dd98ae55</text:p>
          </table:table-cell>
          <table:table-cell office:value-type="string" calcext:value-type="string">
            <text:p>Culicidae of Guam</text:p>
          </table:table-cell>
          <table:table-cell office:value-type="string" calcext:value-type="string">
            <text:p>Swezey, O. H. (1942): Culicidae of Guam. In: Insects of Guam I. Honolulu, Hawaii: Bernice P. Bishop Museum: 199-200, DOI: http://doi.org/10.5281/zenodo.5173998</text:p>
          </table:table-cell>
          <table:table-cell office:value-type="float" office:value="6" calcext:value-type="float">
            <text:p>6</text:p>
          </table:table-cell>
        </table:table-row>
        <table:table-row table:style-name="ro4" table:visibility="filter">
          <table:table-cell office:value-type="string" calcext:value-type="string">
            <text:p>10.11646/zootaxa.4290.2.4</text:p>
          </table:table-cell>
          <table:table-cell office:value-type="string" calcext:value-type="string">
            <text:p>3937c7f9-d611-4ce1-be9d-3d615adb919c</text:p>
          </table:table-cell>
          <table:table-cell office:value-type="string" calcext:value-type="string">
            <text:p>A taxonomic revision of the Cardiocondyla nuda group (Hymenoptera: Formicidae)</text:p>
          </table:table-cell>
          <table:table-cell office:value-type="string" calcext:value-type="string">
            <text:p>Seifert, Bernhard, Okita, Ichiro, Heinze, JÃ¼rgen (2017): A taxonomic revision of the Cardiocondyla nuda group (Hymenoptera: Formicidae). Zootaxa 4290 (2): 324-356, DOI: https://doi.org/10.11646/zootaxa.4290.2.4</text:p>
          </table:table-cell>
          <table:table-cell office:value-type="float" office:value="1" calcext:value-type="float">
            <text:p>1</text:p>
          </table:table-cell>
        </table:table-row>
        <table:table-row table:style-name="ro9" table:visibility="filter">
          <table:table-cell office:value-type="string" calcext:value-type="string">
            <text:p>10.15468/nbiled</text:p>
          </table:table-cell>
          <table:table-cell office:value-type="string" calcext:value-type="string">
            <text:p>2c7e0e7d-190e-4d9e-9c37-8c9e1d12f52b</text:p>
          </table:table-cell>
          <table:table-cell office:value-type="string" calcext:value-type="string">
            <text:p>New ants (Hymenoptera: Formicidae) from Micronesia.</text:p>
          </table:table-cell>
          <table:table-cell office:value-type="string" calcext:value-type="string">
            <text:p>Clouse, R. M. (2007): New ants (Hymenoptera: Formicidae) from Micronesia. Zootaxa 1475: 1-19, URL: http://www.antbase.org/ants/publications/21309/21309.pdf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string" calcext:value-type="string">
            <text:p>10.15468/95waq3</text:p>
          </table:table-cell>
          <table:table-cell office:value-type="string" calcext:value-type="string">
            <text:p>96404cc2-f762-11e1-a439-00145eb45e9a</text:p>
          </table:table-cell>
          <table:table-cell office:value-type="string" calcext:value-type="string">
            <text:p>Entomology Division, Yale Peabody Museu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2" table:number-rows-repeated="1048515">
          <table:table-cell table:number-columns-repeated="5"/>
        </table:table-row>
        <table:table-row table:style-name="ro12">
          <table:table-cell table:number-columns-repeated="5"/>
        </table:table-row>
      </table:table>
      <table:named-expressions/>
      <table:database-ranges>
        <table:database-range table:name="__Anonymous_Sheet_DB__0" table:target-range-address="'datasets_download_usage_0079643-210914110416597'.A1:'datasets_download_usage_0079643-210914110416597'.E60" table:display-filter-buttons="true">
          <table:filter>
            <table:filter-and>
              <table:filter-condition table:field-number="3" table:data-type="number" table:value="10.5281" table:operator="contains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06:12:37.494023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5T07:55:24.323275524</dc:date>
    <dc:creator>Aubrey Moore</dc:creator>
    <meta:editing-duration>PT1H32M36S</meta:editing-duration>
    <meta:editing-cycles>1</meta:editing-cycles>
    <meta:document-statistic meta:table-count="1" meta:cell-count="283" meta:object-count="0"/>
  </office:meta>
</office:document-meta>
</file>